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setKQueue( Map &lt; Integer , Queue &gt; que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ue.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tity.setQueue( Map &lt; Integer , Queue &gt; que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u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u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wangran1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Queu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ue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K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